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.044</text:p>
          </table:table-cell>
          <table:table-cell table:number-columns-repeated="2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88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8.4924.</text:p>
          </table:table-cell>
          <table:table-cell table:number-columns-repeated="2"/>
          <table:table-cell office:value-type="string" calcext:value-type="string">
            <text:p>3566.8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2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13:43:20.8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03T13:53:25.749000000</dc:date>
    <meta:editing-duration>P1DT14H17M9S</meta:editing-duration>
    <meta:editing-cycles>732</meta:editing-cycles>
    <meta:document-statistic meta:table-count="1" meta:cell-count="3503" meta:object-count="0"/>
  </office:meta>
</office:document-meta>
</file>